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PI Rest Cliente Retro</text:span></text:p>
      <text:p text:style-name="P1"><text:span text:style-name="T2"/></text:p>
      <text:p text:style-name="P2"><text:span text:style-name="T3">Recuperar todos los programadores de la base de datos</text:span></text:p>
      <text:p text:style-name="P2"><text:span text:style-name="T4">Url:<text:s/></text:span><text:a xlink:href="http://clienteretro.consolaviejuna.com/controlador/programadorControlador.php"><text:span text:style-name="T5">http://clienteretro.consolaviejuna.com/controlador/programadorControlador.php</text:span></text:a><text:span text:style-name="T6"/></text:p>
      <text:p text:style-name="P2"><text:span text:style-name="T6">Parámetros:<text:s/></text:span><text:span text:style-name="T7">accion = cargar</text:span></text:p>
      <text:p text:style-name="P2"><text:span text:style-name="T8">Método:<text:s/></text:span><text:span text:style-name="T9">Post</text:span></text:p>
      <text:p text:style-name="P2"><text:span text:style-name="T10">Devuelve:</text:span><text:span text:style-name="T11"><text:s/></text:span><text:span text:style-name="T12">Array en JSON con todos los programadores</text:span></text:p>
      <text:p text:style-name="P2"><text:span text:style-name="T13">Campos JSON devueltos</text:span></text:p>
      <text:p text:style-name="P2"><text:span text:style-name="T14">Identificador:</text:span><text:span text:style-name="T15"><text:s/>Indentificador único del programador</text:span></text:p>
      <text:p text:style-name="P2"><text:span text:style-name="T16">Nombre:<text:s/></text:span><text:span text:style-name="T17">Nombre del programador</text:span></text:p>
      <text:p text:style-name="P2"><text:span text:style-name="T18">Imagen:<text:s/></text:span><text:span text:style-name="T19">Ruta donde se encuentra una imagen o logo del programador.</text:span></text:p>
      <text:p text:style-name="P2"><text:span text:style-name="T20">Descripción:</text:span><text:span text:style-name="T21"><text:s/>Descripción del programador, una breve introducción de quién es</text:span></text:p>
      <text:p text:style-name="P2"><text:span text:style-name="T21"/></text:p>
      <text:p text:style-name="P2"><text:span text:style-name="T22">Recuperar todos los sistemas de la base de datos</text:span></text:p>
      <text:p text:style-name="P2"><text:span text:style-name="T23">Url:<text:s/></text:span><text:a xlink:href="http://clienteretro.consolaviejuna.com/controlador/sistemaControlador.php"><text:span text:style-name="T24">http://clienteretro.consolaviejuna.com/controlador/sistemaControlador.php</text:span></text:a><text:span text:style-name="T25"/></text:p>
      <text:p text:style-name="P2"><text:span text:style-name="T25">Parámetros:<text:s/></text:span><text:span text:style-name="T26">accion = cargar</text:span></text:p>
      <text:p text:style-name="P2"><text:span text:style-name="T27">Método:<text:s/></text:span><text:span text:style-name="T28">Post</text:span></text:p>
      <text:p text:style-name="P2"><text:span text:style-name="T29">Devuelve:</text:span><text:span text:style-name="T30"><text:s/></text:span><text:span text:style-name="T31">Array en JSON con todos los sistemas (Spectrum, Amstrad, PC, etc, etc...)</text:span></text:p>
      <text:p text:style-name="P2"><text:span text:style-name="T32">Campos JSON devueltos</text:span></text:p>
      <text:p text:style-name="P2"><text:span text:style-name="T33">Id:</text:span><text:span text:style-name="T34"><text:s/>Indentificador único del sistema</text:span></text:p>
      <text:p text:style-name="P2"><text:span text:style-name="T35">Nombre:<text:s/></text:span><text:span text:style-name="T36">Nombre del sistema (Amstrad, Spectrum)</text:span></text:p>
      <text:p text:style-name="P2"><text:span text:style-name="T37">IdFabricante:<text:s/></text:span><text:span text:style-name="T38">Identificador del fabricante</text:span></text:p>
      <text:p text:style-name="P2"><text:span text:style-name="T39">Anio:<text:s/></text:span><text:span text:style-name="T40">Año de fabricación</text:span></text:p>
      <text:p text:style-name="P2"><text:span text:style-name="T41">Descripción:</text:span><text:span text:style-name="T42"><text:s/>Descripción corta del sistema</text:span></text:p>
      <text:p text:style-name="P2"><text:span text:style-name="T42"/></text:p>
      <text:p text:style-name="P2"><text:span text:style-name="T43">Recuperar todos los géneros de la base de datos</text:span></text:p>
      <text:p text:style-name="P2"><text:span text:style-name="T44">Url:<text:s/></text:span><text:a xlink:href="http://clienteretro.consolaviejuna.com/controlador/generoControlador.php"><text:span text:style-name="T45">http://clienteretro.consolaviejuna.com/controlador/generoControlador.php</text:span></text:a><text:span text:style-name="T46"/></text:p>
      <text:p text:style-name="P2"><text:span text:style-name="T46">Parámetros:<text:s/></text:span><text:span text:style-name="T47">accion = cargar</text:span></text:p>
      <text:p text:style-name="P2"><text:span text:style-name="T48">Método:<text:s/></text:span><text:span text:style-name="T49">Post</text:span></text:p>
      <text:p text:style-name="P2"><text:span text:style-name="T50">Devuelve:</text:span><text:span text:style-name="T51"><text:s/></text:span><text:span text:style-name="T52">Array en JSON con todos los géneros de los videojuegos (Arcade, Aventura, Puzle)</text:span></text:p>
      <text:p text:style-name="P2"><text:span text:style-name="T53">Campos JSON devueltos</text:span></text:p>
      <text:p text:style-name="P2"><text:span text:style-name="T54">Id:</text:span><text:span text:style-name="T55"><text:s/>Indentificador único del género</text:span></text:p>
      <text:p text:style-name="P2"><text:span text:style-name="T56">Nombre:<text:s/></text:span><text:span text:style-name="T57">Nombre del género, (Arcade, Shottem 'UP)</text:span></text:p>
      <text:p text:style-name="P2"><text:span text:style-name="T58">Descripción:</text:span><text:span text:style-name="T59"><text:s/>Descripción corta del género</text:span></text:p>
      <text:p text:style-name="P2"><text:span text:style-name="T59"/></text:p>
      <text:p text:style-name="P2"><text:span text:style-name="T60">Recuperar todos los juegos de un programador dado</text:span></text:p>
      <text:p text:style-name="P2"><text:span text:style-name="T61">Url:<text:s/></text:span><text:a xlink:href="http://clienteretro.consolaviejuna.com/controlador/juegoControlador.php"><text:span text:style-name="T62">http://clienteretro.consolaviejuna.com/controlador/juegoControlador.php</text:span></text:a><text:span text:style-name="T63"/></text:p>
      <text:p text:style-name="P2"><text:span text:style-name="T63">Parámetros:<text:s/></text:span><text:span text:style-name="T64">cargarPorId = Identificador del programador</text:span></text:p>
      <text:p text:style-name="P2"><text:span text:style-name="T65">Método:<text:s/></text:span><text:span text:style-name="T66">Post</text:span></text:p>
      <text:p text:style-name="P2"><text:span text:style-name="T67">Devuelve:</text:span><text:span text:style-name="T68"><text:s/></text:span><text:span text:style-name="T69">Array en JSON con todos los juegos de un programador</text:span></text:p>
      <text:p text:style-name="P2"><text:span text:style-name="T70">Campos JSON devueltos</text:span></text:p>
      <text:p text:style-name="P2"><text:span text:style-name="T71">Id:</text:span><text:span text:style-name="T72"><text:s/>Indentificador único del juego</text:span></text:p>
      <text:p text:style-name="P2"><text:span text:style-name="T73">Nombre:<text:s/></text:span><text:span text:style-name="T74">Nombre completo del juego</text:span></text:p>
      <text:p text:style-name="P2"><text:span text:style-name="T75">IdProgramador:<text:s/></text:span><text:span text:style-name="T76">Identificador del programador</text:span></text:p>
      <text:p text:style-name="P2"><text:span text:style-name="T77">Programador:<text:s/></text:span><text:span text:style-name="T78">Nombre completo del programador</text:span></text:p>
      <text:p text:style-name="P2"><text:span text:style-name="T79">IdDistribuidor:<text:s/></text:span><text:span text:style-name="T80">Identificador del distribuidor</text:span></text:p>
      <text:p text:style-name="P2"><text:span text:style-name="T81">Disribuidor:<text:s/></text:span><text:span text:style-name="T82">Nombre del distribuidor</text:span></text:p>
      <text:p text:style-name="P2"><text:span text:style-name="T83">IdSistema:<text:s/></text:span><text:span text:style-name="T84">Identificador del sistema</text:span></text:p>
      <text:p text:style-name="P2"><text:span text:style-name="T85">Sistema:<text:s/></text:span><text:span text:style-name="T86">Nombre del sistema</text:span></text:p>
      <text:p text:style-name="P2"><text:span text:style-name="T87">Capturas:<text:s/></text:span><text:span text:style-name="T88">Array con el nombre de varias capturas del juego</text:span></text:p>
      <text:p text:style-name="P2"><text:span text:style-name="T89">Minitarura:<text:s/></text:span><text:span text:style-name="T90">nombre del Png con la carátula en miniatura.</text:span></text:p>
      <text:p text:style-name="P2"><text:span text:style-name="T91">Carátula:<text:s/></text:span><text:span text:style-name="T92">Nombre del Jpg con la carátula del juego</text:span></text:p>
      <text:p text:style-name="P2"><text:span text:style-name="T93">Rom:<text:s/></text:span><text:span text:style-name="T94">Nombre del fichero rom del juego.</text:span></text:p>
      <text:p text:style-name="P2"><text:span text:style-name="T95">EnlaceDescarga:<text:s/></text:span><text:span text:style-name="T96">Enlace de descarga del juego (desde la página del autor).</text:span></text:p>
      <text:p text:style-name="P2"><text:span text:style-name="T97">EnlaceYoutube:<text:s/></text:span><text:span text:style-name="T98">Vídeo del juego</text:span></text:p>
      <text:p text:style-name="P2"><text:span text:style-name="T99">Puntuación:<text:s/></text:span><text:span text:style-name="T100">Puntuación del juego (del 1 al 10)</text:span></text:p>
      <text:p text:style-name="P2"><text:span text:style-name="T101">IdGenero:<text:s/></text:span><text:span text:style-name="T102">Identificador del género</text:span></text:p>
      <text:p text:style-name="P2"><text:span text:style-name="T103">Genero:<text:s/></text:span><text:span text:style-name="T104">Género en nombre</text:span></text:p>
      <text:p text:style-name="P2"><text:span text:style-name="T105">Comando:<text:s/></text:span><text:span text:style-name="T106">Comando para ejecutar el juego en javascript</text:span></text:p>
      <text:p text:style-name="P2"><text:span text:style-name="T107">esJugable:<text:s/></text:span><text:span text:style-name="T108">Indica si el juego es jugable o no en web</text:span></text:p>
      <text:p text:style-name="P2"><text:span text:style-name="T109">Descripción:</text:span><text:span text:style-name="T110"><text:s/>Descripción corta del género</text:span></text:p>
      <text:p text:style-name="P2"><text:span text:style-name="T111">EquipoDesarrollo:<text:s/></text:span><text:span text:style-name="T112">Equipo de desarrollo, separado por caractéres especiales</text:span></text:p>
      <text:p text:style-name="P2"><text:span text:style-name="T113">MaterialExtra:<text:s/></text:span><text:span text:style-name="T114">JSON con un conjunto de enlaces y recursos sobre el juego</text:span></text:p>
      <text:p text:style-name="P2"><text:span text:style-name="T114"/></text:p>
      <text:p text:style-name="P2"><text:span text:style-name="T114"/></text:p>
      <text:p text:style-name="P2"><text:span text:style-name="T114"/></text:p>
      <text:p text:style-name="P2"><text:span text:style-name="T1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